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style:contextual-spacing="false" style:line-height-at-least="0.1917in"/>
      <style:text-properties fo:color="#00000a" style:font-name="Calibri" fo:font-size="14pt" fo:font-weight="bold" fo:background-color="#ffffff"/>
    </style:style>
    <style:style style:name="P2" style:family="paragraph" style:parent-style-name="Text_20_body">
      <style:paragraph-properties fo:margin-top="0in" fo:margin-bottom="0.139in" style:contextual-spacing="false" style:line-height-at-least="0.1917in"/>
      <style:text-properties fo:color="#00000a" style:font-name="Calibri" fo:font-size="14pt" fo:background-color="#ffffff"/>
    </style:style>
    <style:style style:name="P3" style:family="paragraph" style:parent-style-name="Text_20_body">
      <style:paragraph-properties fo:margin-top="0in" fo:margin-bottom="0.139in" style:contextual-spacing="false" style:line-height-at-least="0.1917in"/>
      <style:text-properties fo:color="#00000a" style:font-name="Calibri" fo:font-size="11pt" fo:background-color="#ffffff"/>
    </style:style>
    <style:style style:name="P4" style:family="paragraph" style:parent-style-name="Text_20_body">
      <style:paragraph-properties fo:margin-top="0in" fo:margin-bottom="0.139in" style:contextual-spacing="false" style:line-height-at-least="0.1917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es</text:p>
      <text:p text:style-name="P3">Florida Center for Mathematical Coaching and Consulting provides tutoring services in quantitative courses in the Southwest Florida area. Tutoring sessions helps students grasp the concepts they will need to know to perform well in and outside of the classroom, as well as develop study strategies to effectively prepare for exams in their class. Tutoring is available in courses from kindergarten though college and adult learning. More specifically services include, but are not limited to, the following courses:</text:p>
      <text:p text:style-name="P1">K-12 and College Level Courses</text:p>
      <text:p text:style-name="P3">Basic Mathematics and Arithmetic – from Elementary School to Adult Learners</text:p>
      <text:p text:style-name="P3">Developmental Mathematics</text:p>
      <text:p text:style-name="P3">Business Math</text:p>
      <text:p text:style-name="P3">Pre-algebra</text:p>
      <text:p text:style-name="P3">Algebra I</text:p>
      <text:p text:style-name="P3">Geometry</text:p>
      <text:p text:style-name="P3">Algebra II</text:p>
      <text:p text:style-name="P3">Trigonometry</text:p>
      <text:p text:style-name="P3">Pre-calculus</text:p>
      <text:p text:style-name="P3">Discrete math</text:p>
      <text:p text:style-name="P3">Mathematical Models</text:p>
      <text:p text:style-name="P3">Liberal Arts Mathematics</text:p>
      <text:p text:style-name="P3">Technical Math</text:p>
      <text:p text:style-name="P3">Math for Health professionals</text:p>
      <text:p text:style-name="P3">Calculus</text:p>
      <text:p text:style-name="P3">Statistics</text:p>
      <text:p text:style-name="P3">Advanced Statistics -  Regression Analysis, Design of Experiments, Managerial Data Analysis</text:p>
      <text:p text:style-name="P3">Managerial Statistics</text:p>
      <text:p text:style-name="P3">Measurement and Assessment</text:p>
      <text:p text:style-name="P3">Data Analysis and Decision Making</text:p>
      <text:p text:style-name="P1">PREPARING FOR STANDARDIZED TEST  - School Testing Programs, College and Graduate School Entrance Exams, Military, and Industry.</text:p>
      <text:p text:style-name="P3">ACCUPLACER – placement test used by community colleges, four-year colleges, technical schools, and high <text:soft-page-break/>schools</text:p>
      <text:p text:style-name="P3">COMPASS – placement test used by community colleges, four-year colleges, technical schools, and high schools</text:p>
      <text:p text:style-name="P3">PERT – Florida College Readiness Test</text:p>
      <text:p text:style-name="P3">Praxis I II -  teacher ed. candidacy</text:p>
      <text:p text:style-name="P3">FCAT</text:p>
      <text:p text:style-name="P3">GED</text:p>
      <text:p text:style-name="P3">ACT</text:p>
      <text:p text:style-name="P3">SAT</text:p>
      <text:p text:style-name="P3">LSAT</text:p>
      <text:p text:style-name="P3">GRE</text:p>
      <text:p text:style-name="P3">MCAT</text:p>
      <text:p text:style-name="P3">AP EXAMS</text:p>
      <text:p text:style-name="P3">ASVAB</text:p>
      <text:p text:style-name="P4"> </text:p>
      <text:p text:style-name="P1">Math for Management</text:p>
      <text:p text:style-name="P3">Finance and business mathematics</text:p>
      <text:p text:style-name="P3">Root Cause Analysis</text:p>
      <text:p text:style-name="P3">Statistical Process Control</text:p>
      <text:p text:style-name="P3">Quantitative analysis for decision making</text:p>
      <text:p text:style-name="P1">Math for Global Certifications</text:p>
      <text:p text:style-name="P2">PMP (Project Management Certification)</text:p>
      <text:p text:style-name="P2">Lean Six Sigma</text:p>
      <text:p text:style-name="P2">ISO</text:p>
      <text:p text:style-name="P1">Other Topics</text:p>
      <text:p text:style-name="P2">*Critical Thinking</text:p>
      <text:p text:style-name="P2">Using graphing calculators</text:p>
      <text:p text:style-name="P2">The metric system</text:p>
      <text:p text:style-name="P2"><text:soft-page-break/>*Problem Solving</text:p>
      <text:p text:style-name="P2">*Study Skills</text:p>
      <text:p text:style-name="P2">*Reducing Math Anxiety</text:p>
      <text:p text:style-name="P2">*topics are integrated within all forms of teaching and tutor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22:59.653000000</meta:creation-date>
    <dc:date>2014-11-13T14:23:26.641000000</dc:date>
    <meta:editing-duration>P0D</meta:editing-duration>
    <meta:editing-cycles>1</meta:editing-cycles>
    <meta:document-statistic meta:table-count="0" meta:image-count="0" meta:object-count="0" meta:page-count="3" meta:paragraph-count="55" meta:word-count="265" meta:character-count="1886" meta:non-whitespace-character-count="1665"/>
    <meta:generator>LibreOffice/4.1.4.2$Windows_x86 LibreOffice_project/0a0440ccc0227ad9829de5f46be37cfb6edcf72</meta:generator>
  </office:meta>
</office:document-meta>
</file>